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b4c" officeooo:paragraph-rsid="000b9b4c"/>
    </style:style>
    <style:style style:name="P2" style:family="paragraph" style:parent-style-name="Standard">
      <style:text-properties officeooo:rsid="000b9b4c" officeooo:paragraph-rsid="000d67f8"/>
    </style:style>
    <style:style style:name="P3" style:family="paragraph" style:parent-style-name="Standard">
      <style:text-properties officeooo:rsid="000b9b4c" officeooo:paragraph-rsid="000f0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xample test data Generated by Senior Software Engineer Joshnee Kim B. Cunanan.</text:p>
      <text:p text:style-name="P1"/>
      <text:p text:style-name="P1">Title1</text:p>
      <text:p text:style-name="P1">Titl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itle1</text:p>
      <text:p text:style-name="P1">Some text he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itle2</text:p>
      <text:p text:style-name="P1">Some text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5T13:58:32.941000000</meta:creation-date>
    <dc:date>2021-01-05T14:20:33.596000000</dc:date>
    <meta:editing-duration>PT21M59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7" meta:word-count="25" meta:character-count="142" meta:non-whitespace-character-count="124"/>
  </office:meta>
</office:document-meta>
</file>